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text-properties fo:font-size="30pt" style:font-size-asian="30pt" style:font-size-complex="3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016cm" svg:y="3.098cm" presentation:class="title" presentation:user-transformed="true">
          <draw:text-box>
            <text:p>Self-Refining Software in Art</text:p>
          </draw:text-box>
        </draw:frame>
        <draw:frame presentation:style-name="pr2" draw:text-style-name="P1"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2" draw:layer="layout" svg:width="25.199cm" svg:height="12.179cm" svg:x="1.4cm" svg:y="4.914cm" presentation:class="outline" presentation:user-transformed="true">
          <draw:text-box>
            <text:list text:style-name="L3">
              <text:list-item>
                <text:p text:style-name="P2"><text:span text:style-name="T3">Typically, genetic programming is applied to languages that give tree-structured models of software a first-class role in the language. [Brameier &amp; Banzhaf, 2007]</text:span></text:p>
              </text:list-item>
              <text:list-item>
                <text:p text:style-name="P2"><text:span text:style-name="T3">That is because tree structures are easier to manipulate using software.</text:span></text:p>
              </text:list-item>
              <text:list-item>
                <text:p text:style-name="P2"><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item>
                <text:p text:style-name="P2"><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 text:style-name="P2"><text:span text:style-name="T5">Such a language could make genetic programming easier to apply to imperative languages.</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item>
                <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Brameier, Markus F., and Wolfgang Banzhaf. <text:span text:style-name="T1">Linear Genetic Programming</text:span><text:span text:style-name="T2">, Springer, 2007.</text:span></text:p>
              </text:list-item>
              <text:list-item>
                <text:p>Chang, Ming-Wei, Lev Ratinov, and Dan Roth. “<text:span text:style-name="T2">Structured learning with constrained conditional models”, 2012, DOI 10.1007/s10994-012-5296-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cm" svg:height="0cm" svg:x="0cm" svg:y="0cm" presentation:class="header">
        <draw:text-box>
          <text:p text:style-name="MP1"><presentation:header/></text:p>
        </draw:text-box>
      </draw:frame>
      <draw:frame draw:style-name="Mgr2" draw:text-style-name="MP4" draw:layer="backgroundobjects" svg:width="9.113cm" svg:height="1.484cm" svg:x="0cm" svg:y="28.215cm" presentation:class="date-time">
        <draw:text-box>
          <text:p text:style-name="MP3"><presentation:date-time/></text:p>
        </draw:text-box>
      </draw:frame>
      <draw:frame draw:style-name="Mgr3" draw:text-style-name="MP2" draw:layer="backgroundobjects" svg:width="9.113cm" svg:height="1.484cm" svg:x="0cm" svg:y="0cm" presentation:class="footer">
        <draw:text-box>
          <text:p text:style-name="MP1"><presentation:footer/></text:p>
        </draw:text-box>
      </draw:frame>
      <draw:frame draw:style-name="Mgr3" draw:text-style-name="MP4" draw:layer="backgroundobjects" svg:width="9.113cm" svg:height="1.484cm" svg:x="11.886cm" svg:y="0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presentation:date-time/></text:p>
        </draw:text-box>
      </draw:frame>
      <draw:frame presentation:style-name="Mpr1" draw:text-style-name="MP6" draw:layer="backgroundobjects" svg:width="8.875cm" svg:height="1.448cm" svg:x="20.076cm" svg:y="19.131cm" presentation:class="footer">
        <draw:text-box>
          <text:p text:style-name="MP5"><presentation:footer/></text:p>
        </draw:text-box>
      </draw:frame>
      <draw:frame presentation:style-name="Mpr1" draw:text-style-name="MP4" draw:layer="backgroundobjects" svg:width="6.523cm" svg:height="1.448cm" svg:x="1.4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presentation:header/></text:p>
          </draw:text-box>
        </draw:frame>
        <draw:frame presentation:style-name="Mpr3" draw:text-style-name="MP4" draw:layer="backgroundobjects" svg:width="9.113cm" svg:height="1.484cm" svg:x="0cm" svg:y="28.215cm" presentation:class="date-time">
          <draw:text-box>
            <text:p text:style-name="MP3"><presentation:date-time/></text:p>
          </draw:text-box>
        </draw:frame>
        <draw:frame presentation:style-name="Mpr4" draw:text-style-name="MP2" draw:layer="backgroundobjects" svg:width="9.113cm" svg:height="1.484cm" svg:x="0cm" svg:y="0cm" presentation:class="footer">
          <draw:text-box>
            <text:p text:style-name="MP1"><presentation:footer/></text:p>
          </draw:text-box>
        </draw:frame>
        <draw:frame presentation:style-name="Mpr4" draw:text-style-name="MP4" draw:layer="backgroundobjects" svg:width="9.113cm" svg:height="1.484cm" svg:x="11.886cm" svg:y="0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16:33:07.337455954</dc:date>
    <meta:editing-duration>PT3H1M30S</meta:editing-duration>
    <meta:editing-cycles>16</meta:editing-cycles>
    <meta:document-statistic meta:object-count="53"/>
  </office:meta>
</office:document-meta>
</file>